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1424d" style:font-size-asian="14pt" style:font-size-complex="14pt"/>
    </style:style>
    <style:style style:name="P3" style:family="paragraph" style:parent-style-name="Standard">
      <style:text-properties fo:font-size="14pt" officeooo:rsid="0011424d" officeooo:paragraph-rsid="0011424d" style:font-size-asian="14pt" style:font-size-complex="14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paragraph-rsid="0011424d" style:font-size-asian="10pt" style:font-size-complex="10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18pt" officeooo:paragraph-rsid="0011424d" style:font-size-asian="18pt" style:font-size-complex="18pt"/>
    </style:style>
    <style:style style:name="P8" style:family="paragraph" style:parent-style-name="Standard">
      <style:text-properties fo:font-size="40pt" officeooo:rsid="0011424d" officeooo:paragraph-rsid="0011424d" style:font-size-asian="40pt" style:font-size-complex="4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8"><text:s text:c="6"/>SYMBOL RE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 text:c="38"/>Abdulrahman Mahmoud Abutalib</text:p>
      <text:p text:style-name="P3"><text:tab/><text:tab/></text:p>
      <text:p text:style-name="P3"><text:tab/><text:tab/><text:tab/> <text:s text:c="15"/><text:tab/>Learn-In-Dept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pressure_detection.elf:</text:span><text:span text:style-name="T1"> <text:s/></text:span><text:s text:c="3"/></text:p>
      <text:p text:style-name="P4">Sections:</text:p>
      <text:p text:style-name="P4">Idx Name <text:s text:c="9"/>Size <text:s text:c="5"/>VMA <text:s text:c="6"/>LMA <text:s text:c="6"/>File off <text:s/>Algn</text:p>
      <text:p text:style-name="P4"><text:s text:c="2"/>0 .text <text:s text:c="8"/>000003f8 <text:s/>08000000 <text:s/>08000000 <text:s/>00008000 <text:s/>2**2</text:p>
      <text:p text:style-name="P4"><text:s text:c="18"/>CONTENTS, ALLOC, LOAD, READONLY, CODE</text:p>
      <text:p text:style-name="P4"><text:s text:c="2"/>1 .data <text:s text:c="8"/>00000004 <text:s/>20000000 <text:s/>080003f8 <text:s/>00010000 <text:s/>2**2</text:p>
      <text:p text:style-name="P4"><text:s text:c="18"/>CONTENTS, ALLOC, LOAD, DATA</text:p>
      <text:p text:style-name="P4"><text:s text:c="2"/>2 .bss <text:s text:c="9"/>0000001d <text:s/>20000004 <text:s/>080003fc <text:s/>00010004 <text:s/>2**2</text:p>
      <text:p text:style-name="P4"><text:s text:c="18"/>ALLOC</text:p>
      <text:p text:style-name="P4"><text:s text:c="2"/>3 .debug_info <text:s text:c="2"/>0000078a <text:s/>00000000 <text:s/>00000000 <text:s/>00010004 <text:s/>2**0</text:p>
      <text:p text:style-name="P4"><text:s text:c="18"/>CONTENTS, READONLY, DEBUGGING</text:p>
      <text:p text:style-name="P4"><text:s text:c="2"/>4 .debug_abbrev 0000040e <text:s/>00000000 <text:s/>00000000 <text:s/>0001078e <text:s/>2**0</text:p>
      <text:p text:style-name="P4"><text:s text:c="18"/>CONTENTS, READONLY, DEBUGGING</text:p>
      <text:p text:style-name="P4"><text:s text:c="2"/>5 .debug_loc <text:s text:c="3"/>000003a0 <text:s/>00000000 <text:s/>00000000 <text:s/>00010b9c <text:s/>2**0</text:p>
      <text:p text:style-name="P4"><text:s text:c="18"/>CONTENTS, READONLY, DEBUGGING</text:p>
      <text:p text:style-name="P4"><text:s text:c="2"/>6 .debug_aranges 000000e0 <text:s/>00000000 <text:s/>00000000 <text:s/>00010f3c <text:s/>2**0</text:p>
      <text:p text:style-name="P4"><text:s text:c="18"/>CONTENTS, READONLY, DEBUGGING</text:p>
      <text:p text:style-name="P4"><text:s text:c="2"/>7 .debug_line <text:s text:c="2"/>00000383 <text:s/>00000000 <text:s/>00000000 <text:s/>0001101c <text:s/>2**0</text:p>
      <text:p text:style-name="P4"><text:s text:c="18"/>CONTENTS, READONLY, DEBUGGING</text:p>
      <text:p text:style-name="P4"><text:s text:c="2"/>8 .debug_str <text:s text:c="3"/>00000336 <text:s/>00000000 <text:s/>00000000 <text:s/>0001139f <text:s/>2**0</text:p>
      <text:p text:style-name="P4"><text:s text:c="18"/>CONTENTS, READONLY, DEBUGGING</text:p>
      <text:p text:style-name="P4"><text:s text:c="2"/>9 .comment <text:s text:c="5"/>00000011 <text:s/>00000000 <text:s/>00000000 <text:s/>000116d5 <text:s/>2**0</text:p>
      <text:p text:style-name="P4"><text:s text:c="18"/>CONTENTS, READONLY</text:p>
      <text:p text:style-name="P4"><text:s/>10 .ARM.attributes 00000033 <text:s/>00000000 <text:s/>00000000 <text:s/>000116e6 <text:s/>2**0</text:p>
      <text:p text:style-name="P4"><text:s text:c="18"/>CONTENTS, READONLY</text:p>
      <text:p text:style-name="P4"><text:s/>11 .debug_frame <text:s/>00000290 <text:s/>00000000 <text:s/>00000000 <text:s/>0001171c <text:s/>2**2</text:p>
      <text:p text:style-name="P4"><text:s text:c="18"/>CONTENTS, READONLY, DEBUGGING</text:p>
      <text:p text:style-name="P1">----------------------------------------------------------------------------------------------------</text:p>
      <text:p text:style-name="P4"><text:span text:style-name="T2">alarm_actuator.o:</text:span> <text:s text:c="4"/></text:p>
      <text:p text:style-name="P4">Sections:</text:p>
      <text:p text:style-name="P4">Idx Name <text:s text:c="9"/>Size <text:s text:c="5"/>VMA <text:s text:c="6"/>LMA <text:s text:c="6"/>File off <text:s/>Algn</text:p>
      <text:p text:style-name="P4"><text:s text:c="2"/>0 .text <text:s text:c="8"/>0000002c <text:s/>00000000 <text:s/>00000000 <text:s/>00000034 <text:s/>2**2</text:p>
      <text:p text:style-name="P4"><text:s text:c="18"/>CONTENTS, ALLOC, LOAD, RELOC, READONLY, CODE</text:p>
      <text:p text:style-name="P4"><text:s text:c="2"/>1 .data <text:s text:c="8"/>00000000 <text:s/>00000000 <text:s/>00000000 <text:s/>00000060 <text:s/>2**0</text:p>
      <text:p text:style-name="P4"><text:s text:c="18"/>CONTENTS, ALLOC, LOAD, DATA</text:p>
      <text:p text:style-name="P4"><text:s text:c="2"/>2 .bss <text:s text:c="9"/>00000000 <text:s/>00000000 <text:s/>00000000 <text:s/>00000060 <text:s/>2**0</text:p>
      <text:p text:style-name="P4"><text:s text:c="18"/>ALLOC</text:p>
      <text:p text:style-name="P4"><text:s text:c="2"/>3 .debug_info <text:s text:c="2"/>000000b9 <text:s/>00000000 <text:s/>00000000 <text:s/>00000060 <text:s/>2**0</text:p>
      <text:p text:style-name="P4"><text:s text:c="18"/>CONTENTS, RELOC, READONLY, DEBUGGING</text:p>
      <text:p text:style-name="P4"><text:s text:c="2"/>4 .debug_abbrev 00000056 <text:s/>00000000 <text:s/>00000000 <text:s/>00000119 <text:s/>2**0</text:p>
      <text:p text:style-name="P4"><text:s text:c="18"/>CONTENTS, READONLY, DEBUGGING</text:p>
      <text:p text:style-name="P4"><text:s text:c="2"/>5 .debug_loc <text:s text:c="3"/>00000084 <text:s/>00000000 <text:s/>00000000 <text:s/>0000016f <text:s/>2**0</text:p>
      <text:p text:style-name="P4"><text:s text:c="18"/>CONTENTS, READONLY, DEBUGGING</text:p>
      <text:p text:style-name="P4"><text:soft-page-break/><text:s text:c="2"/>6 .debug_aranges 00000020 <text:s/>00000000 <text:s/>00000000 <text:s/>000001f3 <text:s/>2**0</text:p>
      <text:p text:style-name="P4"><text:s text:c="18"/>CONTENTS, RELOC, READONLY, DEBUGGING</text:p>
      <text:p text:style-name="P4"><text:s text:c="2"/>7 .debug_line <text:s text:c="2"/>00000045 <text:s/>00000000 <text:s/>00000000 <text:s/>00000213 <text:s/>2**0</text:p>
      <text:p text:style-name="P4"><text:s text:c="18"/>CONTENTS, RELOC, READONLY, DEBUGGING</text:p>
      <text:p text:style-name="P4"><text:s text:c="2"/>8 .debug_str <text:s text:c="3"/>00000167 <text:s/>00000000 <text:s/>00000000 <text:s/>00000258 <text:s/>2**0</text:p>
      <text:p text:style-name="P4"><text:s text:c="18"/>CONTENTS, READONLY, DEBUGGING</text:p>
      <text:p text:style-name="P4"><text:s text:c="2"/>9 .comment <text:s text:c="5"/>00000012 <text:s/>00000000 <text:s/>00000000 <text:s/>000003bf <text:s/>2**0</text:p>
      <text:p text:style-name="P4"><text:s text:c="18"/>CONTENTS, READONLY</text:p>
      <text:p text:style-name="P4"><text:s/>10 .ARM.attributes 00000033 <text:s/>00000000 <text:s/>00000000 <text:s/>000003d1 <text:s/>2**0</text:p>
      <text:p text:style-name="P4"><text:s text:c="18"/>CONTENTS, READONLY</text:p>
      <text:p text:style-name="P5"><text:s/>11 .debug_frame <text:s/>00000060 <text:s/>00000000 <text:s/>00000000 <text:s/>00000404 <text:s/>2**2</text:p>
      <text:p text:style-name="P5"><text:s text:c="18"/>CONTENTS, RELOC, READONLY, DEBUGGING</text:p>
      <text:p text:style-name="P6">-----------------------------------------------------------------------------------</text:p>
      <text:p text:style-name="P4"><text:span text:style-name="T2">alarm_monitor.o:</text:span> <text:s text:c="3"/></text:p>
      <text:p text:style-name="P4">Sections:</text:p>
      <text:p text:style-name="P4">Idx Name <text:s text:c="9"/>Size <text:s text:c="5"/>VMA <text:s text:c="6"/>LMA <text:s text:c="6"/>File off <text:s/>Algn</text:p>
      <text:p text:style-name="P4"><text:s text:c="2"/>0 .text <text:s text:c="8"/>00000090 <text:s/>00000000 <text:s/>00000000 <text:s/>00000034 <text:s/>2**2</text:p>
      <text:p text:style-name="P4"><text:s text:c="18"/>CONTENTS, ALLOC, LOAD, RELOC, READONLY, CODE</text:p>
      <text:p text:style-name="P4"><text:s text:c="2"/>1 .data <text:s text:c="8"/>00000000 <text:s/>00000000 <text:s/>00000000 <text:s/>000000c4 <text:s/>2**0</text:p>
      <text:p text:style-name="P4"><text:s text:c="18"/>CONTENTS, ALLOC, LOAD, DATA</text:p>
      <text:p text:style-name="P4"><text:s text:c="2"/>2 .bss <text:s text:c="9"/>00000000 <text:s/>00000000 <text:s/>00000000 <text:s/>000000c4 <text:s/>2**0</text:p>
      <text:p text:style-name="P4"><text:s text:c="18"/>ALLOC</text:p>
      <text:p text:style-name="P4"><text:s text:c="2"/>3 .debug_info <text:s text:c="2"/>0000011e <text:s/>00000000 <text:s/>00000000 <text:s/>000000c4 <text:s/>2**0</text:p>
      <text:p text:style-name="P4"><text:s text:c="18"/>CONTENTS, RELOC, READONLY, DEBUGGING</text:p>
      <text:p text:style-name="P4"><text:s text:c="2"/>4 .debug_abbrev 00000094 <text:s/>00000000 <text:s/>00000000 <text:s/>000001e2 <text:s/>2**0</text:p>
      <text:p text:style-name="P4"><text:s text:c="18"/>CONTENTS, READONLY, DEBUGGING</text:p>
      <text:p text:style-name="P4"><text:s text:c="2"/>5 .debug_loc <text:s text:c="3"/>000000b0 <text:s/>00000000 <text:s/>00000000 <text:s/>00000276 <text:s/>2**0</text:p>
      <text:p text:style-name="P4"><text:s text:c="18"/>CONTENTS, READONLY, DEBUGGING</text:p>
      <text:p text:style-name="P4"><text:s text:c="2"/>6 .debug_aranges 00000020 <text:s/>00000000 <text:s/>00000000 <text:s/>00000326 <text:s/>2**0</text:p>
      <text:p text:style-name="P4"><text:s text:c="18"/>CONTENTS, RELOC, READONLY, DEBUGGING</text:p>
      <text:p text:style-name="P4"><text:s text:c="2"/>7 .debug_line <text:s text:c="2"/>0000004f <text:s/>00000000 <text:s/>00000000 <text:s/>00000346 <text:s/>2**0</text:p>
      <text:p text:style-name="P4"><text:s text:c="18"/>CONTENTS, RELOC, READONLY, DEBUGGING</text:p>
      <text:p text:style-name="P4"><text:s text:c="2"/>8 .debug_str <text:s text:c="3"/>000001b2 <text:s/>00000000 <text:s/>00000000 <text:s/>00000395 <text:s/>2**0</text:p>
      <text:p text:style-name="P4"><text:s text:c="18"/>CONTENTS, READONLY, DEBUGGING</text:p>
      <text:p text:style-name="P4"><text:s text:c="2"/>9 .comment <text:s text:c="5"/>00000012 <text:s/>00000000 <text:s/>00000000 <text:s/>00000547 <text:s/>2**0</text:p>
      <text:p text:style-name="P4"><text:s text:c="18"/>CONTENTS, READONLY</text:p>
      <text:p text:style-name="P4"><text:s/>10 .ARM.attributes 00000033 <text:s/>00000000 <text:s/>00000000 <text:s/>00000559 <text:s/>2**0</text:p>
      <text:p text:style-name="P4"><text:s text:c="18"/>CONTENTS, READONLY</text:p>
      <text:p text:style-name="P4"><text:s/>11 .debug_frame <text:s/>0000007c <text:s/>00000000 <text:s/>00000000 <text:s/>0000058c <text:s/>2**2</text:p>
      <text:p text:style-name="P4"><text:s text:c="18"/>CONTENTS, RELOC, READONLY, DEBUGGING</text:p>
      <text:p text:style-name="P7">-----------------------------------------------------------------------------------</text:p>
      <text:p text:style-name="P4"><text:span text:style-name="T2">alghorithm.o:</text:span> <text:s text:c="3"/></text:p>
      <text:p text:style-name="P4">Sections:</text:p>
      <text:p text:style-name="P4">Idx Name <text:s text:c="9"/>Size <text:s text:c="5"/>VMA <text:s text:c="6"/>LMA <text:s text:c="6"/>File off <text:s/>Algn</text:p>
      <text:p text:style-name="P4"><text:s text:c="2"/>0 .text <text:s text:c="8"/>00000050 <text:s/>00000000 <text:s/>00000000 <text:s/>00000034 <text:s/>2**2</text:p>
      <text:p text:style-name="P4"><text:s text:c="18"/>CONTENTS, ALLOC, LOAD, RELOC, READONLY, CODE</text:p>
      <text:p text:style-name="P4"><text:s text:c="2"/>1 .data <text:s text:c="8"/>00000004 <text:s/>00000000 <text:s/>00000000 <text:s/>00000084 <text:s/>2**2</text:p>
      <text:p text:style-name="P4"><text:s text:c="18"/>CONTENTS, ALLOC, LOAD, DATA</text:p>
      <text:p text:style-name="P4"><text:s text:c="2"/>2 .bss <text:s text:c="9"/>00000004 <text:s/>00000000 <text:s/>00000000 <text:s/>00000088 <text:s/>2**2</text:p>
      <text:p text:style-name="P4"><text:s text:c="18"/>ALLOC</text:p>
      <text:p text:style-name="P4"><text:s text:c="2"/>3 .debug_info <text:s text:c="2"/>0000012b <text:s/>00000000 <text:s/>00000000 <text:s/>00000088 <text:s/>2**0</text:p>
      <text:p text:style-name="P4"><text:s text:c="18"/>CONTENTS, RELOC, READONLY, DEBUGGING</text:p>
      <text:p text:style-name="P4"><text:s text:c="2"/>4 .debug_abbrev 000000b4 <text:s/>00000000 <text:s/>00000000 <text:s/>000001b3 <text:s/>2**0</text:p>
      <text:p text:style-name="P4"><text:s text:c="18"/>CONTENTS, READONLY, DEBUGGING</text:p>
      <text:p text:style-name="P4"><text:s text:c="2"/>5 .debug_loc <text:s text:c="3"/>00000064 <text:s/>00000000 <text:s/>00000000 <text:s/>00000267 <text:s/>2**0</text:p>
      <text:p text:style-name="P4"><text:s text:c="18"/>CONTENTS, READONLY, DEBUGGING</text:p>
      <text:p text:style-name="P4"><text:soft-page-break/><text:s text:c="2"/>6 .debug_aranges 00000020 <text:s/>00000000 <text:s/>00000000 <text:s/>000002cb <text:s/>2**0</text:p>
      <text:p text:style-name="P4"><text:s text:c="18"/>CONTENTS, RELOC, READONLY, DEBUGGING</text:p>
      <text:p text:style-name="P4"><text:s text:c="2"/>7 .debug_line <text:s text:c="2"/>00000088 <text:s/>00000000 <text:s/>00000000 <text:s/>000002eb <text:s/>2**0</text:p>
      <text:p text:style-name="P4"><text:s text:c="18"/>CONTENTS, RELOC, READONLY, DEBUGGING</text:p>
      <text:p text:style-name="P4"><text:s text:c="2"/>8 .debug_str <text:s text:c="3"/>000001b4 <text:s/>00000000 <text:s/>00000000 <text:s/>00000373 <text:s/>2**0</text:p>
      <text:p text:style-name="P4"><text:s text:c="18"/>CONTENTS, READONLY, DEBUGGING</text:p>
      <text:p text:style-name="P4"><text:s text:c="2"/>9 .comment <text:s text:c="5"/>00000012 <text:s/>00000000 <text:s/>00000000 <text:s/>00000527 <text:s/>2**0</text:p>
      <text:p text:style-name="P4"><text:s text:c="18"/>CONTENTS, READONLY</text:p>
      <text:p text:style-name="P4"><text:s/>10 .ARM.attributes 00000033 <text:s/>00000000 <text:s/>00000000 <text:s/>00000539 <text:s/>2**0</text:p>
      <text:p text:style-name="P4"><text:s text:c="18"/>CONTENTS, READONLY</text:p>
      <text:p text:style-name="P4"><text:s/>11 .debug_frame <text:s/>00000048 <text:s/>00000000 <text:s/>00000000 <text:s/>0000056c <text:s/>2**2</text:p>
      <text:p text:style-name="P4"><text:s text:c="18"/>CONTENTS, RELOC, READONLY, DEBUGGING</text:p>
      <text:p text:style-name="P7">-----------------------------------------------------------------------------------</text:p>
      <text:p text:style-name="P1"/>
      <text:p text:style-name="P4"><text:span text:style-name="T2">main.o:</text:span> <text:s text:c="2"/></text:p>
      <text:p text:style-name="P4">Sections:</text:p>
      <text:p text:style-name="P4">Idx Name <text:s text:c="9"/>Size <text:s text:c="5"/>VMA <text:s text:c="6"/>LMA <text:s text:c="6"/>File off <text:s/>Algn</text:p>
      <text:p text:style-name="P4"><text:s text:c="2"/>0 .text <text:s text:c="8"/>00000080 <text:s/>00000000 <text:s/>00000000 <text:s/>00000034 <text:s/>2**2</text:p>
      <text:p text:style-name="P4"><text:s text:c="18"/>CONTENTS, ALLOC, LOAD, RELOC, READONLY, CODE</text:p>
      <text:p text:style-name="P4"><text:s text:c="2"/>1 .data <text:s text:c="8"/>00000000 <text:s/>00000000 <text:s/>00000000 <text:s/>000000b4 <text:s/>2**0</text:p>
      <text:p text:style-name="P4"><text:s text:c="18"/>CONTENTS, ALLOC, LOAD, DATA</text:p>
      <text:p text:style-name="P4"><text:s text:c="2"/>2 .bss <text:s text:c="9"/>00000000 <text:s/>00000000 <text:s/>00000000 <text:s/>000000b4 <text:s/>2**0</text:p>
      <text:p text:style-name="P4"><text:s text:c="18"/>ALLOC</text:p>
      <text:p text:style-name="P4"><text:s text:c="2"/>3 .debug_info <text:s text:c="2"/>000000d8 <text:s/>00000000 <text:s/>00000000 <text:s/>000000b4 <text:s/>2**0</text:p>
      <text:p text:style-name="P4"><text:s text:c="18"/>CONTENTS, RELOC, READONLY, DEBUGGING</text:p>
      <text:p text:style-name="P4"><text:s text:c="2"/>4 .debug_abbrev 00000066 <text:s/>00000000 <text:s/>00000000 <text:s/>0000018c <text:s/>2**0</text:p>
      <text:p text:style-name="P4"><text:s text:c="18"/>CONTENTS, READONLY, DEBUGGING</text:p>
      <text:p text:style-name="P4"><text:s text:c="2"/>5 .debug_loc <text:s text:c="3"/>00000058 <text:s/>00000000 <text:s/>00000000 <text:s/>000001f2 <text:s/>2**0</text:p>
      <text:p text:style-name="P4"><text:s text:c="18"/>CONTENTS, READONLY, DEBUGGING</text:p>
      <text:p text:style-name="P4"><text:s text:c="2"/>6 .debug_aranges 00000020 <text:s/>00000000 <text:s/>00000000 <text:s/>0000024a <text:s/>2**0</text:p>
      <text:p text:style-name="P4"><text:s text:c="18"/>CONTENTS, RELOC, READONLY, DEBUGGING</text:p>
      <text:p text:style-name="P4"><text:s text:c="2"/>7 .debug_line <text:s text:c="2"/>0000008e <text:s/>00000000 <text:s/>00000000 <text:s/>0000026a <text:s/>2**0</text:p>
      <text:p text:style-name="P4"><text:s text:c="18"/>CONTENTS, RELOC, READONLY, DEBUGGING</text:p>
      <text:p text:style-name="P4"><text:s text:c="2"/>8 .debug_str <text:s text:c="3"/>0000015e <text:s/>00000000 <text:s/>00000000 <text:s/>000002f8 <text:s/>2**0</text:p>
      <text:p text:style-name="P4"><text:s text:c="18"/>CONTENTS, READONLY, DEBUGGING</text:p>
      <text:p text:style-name="P4"><text:s text:c="2"/>9 .comment <text:s text:c="5"/>00000012 <text:s/>00000000 <text:s/>00000000 <text:s/>00000456 <text:s/>2**0</text:p>
      <text:p text:style-name="P4"><text:s text:c="18"/>CONTENTS, READONLY</text:p>
      <text:p text:style-name="P4"><text:s/>10 .ARM.attributes 00000033 <text:s/>00000000 <text:s/>00000000 <text:s/>00000468 <text:s/>2**0</text:p>
      <text:p text:style-name="P4"><text:s text:c="18"/>CONTENTS, READONLY</text:p>
      <text:p text:style-name="P4"><text:s/>11 .debug_frame <text:s/>00000048 <text:s/>00000000 <text:s/>00000000 <text:s/>0000049c <text:s/>2**2</text:p>
      <text:p text:style-name="P4"><text:s text:c="18"/>CONTENTS, RELOC, READONLY, DEBUGGING</text:p>
      <text:p text:style-name="P7">-----------------------------------------------------------------------------------</text:p>
      <text:p text:style-name="P1"><text:span text:style-name="T2">pressure_sensor.o:</text:span> <text:s text:c="2"/></text:p>
      <text:p text:style-name="P4">Sections:</text:p>
      <text:p text:style-name="P4">Idx Name <text:s text:c="9"/>Size <text:s text:c="5"/>VMA <text:s text:c="6"/>LMA <text:s text:c="6"/>File off <text:s/>Algn</text:p>
      <text:p text:style-name="P4"><text:s text:c="2"/>0 .text <text:s text:c="8"/>00000084 <text:s/>00000000 <text:s/>00000000 <text:s/>00000034 <text:s/>2**2</text:p>
      <text:p text:style-name="P4"><text:s text:c="18"/>CONTENTS, ALLOC, LOAD, RELOC, READONLY, CODE</text:p>
      <text:p text:style-name="P4"><text:s text:c="2"/>1 .data <text:s text:c="8"/>00000000 <text:s/>00000000 <text:s/>00000000 <text:s/>000000b8 <text:s/>2**0</text:p>
      <text:p text:style-name="P4"><text:s text:c="18"/>CONTENTS, ALLOC, LOAD, DATA</text:p>
      <text:p text:style-name="P4"><text:s text:c="2"/>2 .bss <text:s text:c="9"/>00000004 <text:s/>00000000 <text:s/>00000000 <text:s/>000000b8 <text:s/>2**2</text:p>
      <text:p text:style-name="P4"><text:s text:c="18"/>ALLOC</text:p>
      <text:p text:style-name="P4"><text:s text:c="2"/>3 .debug_info <text:s text:c="2"/>00000120 <text:s/>00000000 <text:s/>00000000 <text:s/>000000b8 <text:s/>2**0</text:p>
      <text:p text:style-name="P4"><text:s text:c="18"/>CONTENTS, RELOC, READONLY, DEBUGGING</text:p>
      <text:p text:style-name="P4"><text:s text:c="2"/>4 .debug_abbrev 000000a1 <text:s/>00000000 <text:s/>00000000 <text:s/>000001d8 <text:s/>2**0</text:p>
      <text:p text:style-name="P4"><text:s text:c="18"/>CONTENTS, READONLY, DEBUGGING</text:p>
      <text:p text:style-name="P4"><text:s text:c="2"/>5 .debug_loc <text:s text:c="3"/>00000084 <text:s/>00000000 <text:s/>00000000 <text:s/>00000279 <text:s/>2**0</text:p>
      <text:p text:style-name="P4"><text:soft-page-break/><text:s text:c="18"/>CONTENTS, READONLY, DEBUGGING</text:p>
      <text:p text:style-name="P4"><text:s text:c="2"/>6 .debug_aranges 00000020 <text:s/>00000000 <text:s/>00000000 <text:s/>000002fd <text:s/>2**0</text:p>
      <text:p text:style-name="P4"><text:s text:c="18"/>CONTENTS, RELOC, READONLY, DEBUGGING</text:p>
      <text:p text:style-name="P4"><text:s text:c="2"/>7 .debug_line <text:s text:c="2"/>00000092 <text:s/>00000000 <text:s/>00000000 <text:s/>0000031d <text:s/>2**0</text:p>
      <text:p text:style-name="P4"><text:s text:c="18"/>CONTENTS, RELOC, READONLY, DEBUGGING</text:p>
      <text:p text:style-name="P4"><text:s text:c="2"/>8 .debug_str <text:s text:c="3"/>000001a8 <text:s/>00000000 <text:s/>00000000 <text:s/>000003af <text:s/>2**0</text:p>
      <text:p text:style-name="P4"><text:s text:c="18"/>CONTENTS, READONLY, DEBUGGING</text:p>
      <text:p text:style-name="P4"><text:s text:c="2"/>9 .comment <text:s text:c="5"/>00000012 <text:s/>00000000 <text:s/>00000000 <text:s/>00000557 <text:s/>2**0</text:p>
      <text:p text:style-name="P4"><text:s text:c="18"/>CONTENTS, READONLY</text:p>
      <text:p text:style-name="P4"><text:s/>10 .ARM.attributes 00000033 <text:s/>00000000 <text:s/>00000000 <text:s/>00000569 <text:s/>2**0</text:p>
      <text:p text:style-name="P4"><text:s text:c="18"/>CONTENTS, READONLY</text:p>
      <text:p text:style-name="P4"><text:s/>11 .debug_frame <text:s/>00000060 <text:s/>00000000 <text:s/>00000000 <text:s/>0000059c <text:s/>2**2</text:p>
      <text:p text:style-name="P4"><text:s text:c="18"/>CONTENTS, RELOC, READONLY, DEBUGGING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eeeeee" style:writing-mode="lr-tb" draw:fill="solid" draw:fill-color="#eeeee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eeeee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1T17:13:18.325000000</meta:creation-date>
    <dc:date>2023-08-21T17:24:35.982000000</dc:date>
    <meta:editing-duration>PT11M18S</meta:editing-duration>
    <meta:editing-cycles>1</meta:editing-cycles>
    <meta:document-statistic meta:table-count="0" meta:image-count="0" meta:object-count="0" meta:page-count="5" meta:paragraph-count="171" meta:word-count="810" meta:character-count="8898" meta:non-whitespace-character-count="6044"/>
    <meta:generator>LibreOffice/7.5.5.2$Windows_X86_64 LibreOffice_project/ca8fe7424262805f223b9a2334bc7181abbcbf5e</meta:generator>
  </office:meta>
</office:document-meta>
</file>